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_20_independiente_20_3">
      <style:text-properties fo:font-size="12pt" fo:font-weight="bold" style:font-size-asian="12pt" style:font-weight-asian="bold" style:font-weight-complex="bold"/>
    </style:style>
    <style:style style:name="P2" style:family="paragraph" style:parent-style-name="Texto_20_independiente_20_3" style:master-page-name="Standard">
      <style:paragraph-properties style:page-number="auto"/>
      <style:text-properties fo:font-size="12pt" fo:font-weight="bold" style:font-size-asian="12pt" style:font-weight-asian="bold" style:font-weight-complex="bold"/>
    </style:style>
    <style:style style:name="P3" style:family="paragraph" style:parent-style-name="Header">
      <style:text-properties fo:font-size="10pt" fo:language="es" fo:country="ES" style:font-size-asian="10pt" style:language-asian="es" style:country-asian="ES"/>
    </style:style>
    <style:style style:name="T1" style:family="text">
      <style:text-properties fo:font-size="12pt" fo:font-weight="bold" style:font-size-asian="12pt" style:font-weight-asian="bold" style:font-weight-complex="bold"/>
    </style:style>
    <style:style style:name="T2" style:family="text">
      <style:text-properties fo:color="#ff0000" style:text-line-through-style="solid" style:text-line-through-type="sing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ordenador</text:p>
      <text:p text:style-name="Standard">Ordenador o Computadora, es un <text:span text:style-name="T2">un</text:span> dispositivo electrónico capaz de recibir un conjunto de instrucciones y ejecutarlas, realizan<text:span text:style-name="T2">n</text:span>do cálculos sobre los datos numéricos, o bien agrupando y correlacionando otros tipos de información. <text:span text:style-name="T2">El mundo de</text:span></text:p>
      <text:p text:style-name="Standard">El mundo de la alta tecnología nunca hubiera existido de no ser por el desarrollo del ordenador o computadora. Toda la sociedad utiliza<text:span text:style-name="T2">s</text:span> estas máquinas, en distintos <text:span text:style-name="T2">formas,</text:span> tipos y tamaños, para el almacenamiento y manipulación de <text:span text:style-name="T2">documentos y</text:span> datos. </text:p>
      <text:p text:style-name="Standard">Los equipos informáticos han permitido mejorar los sistemas modernos de comunicación. Son herramientas esenciales prácticamente en todos los campos de <text:span text:style-name="T2">investigación y en tecnología aplicada</text:span> la vida moderna.</text:p>
      <text:p text:style-name="P1">Ordenador personal </text:p>
      <text:p text:style-name="Standard">Aunque <text:span text:style-name="T2">antes</text:span> al principio surgieron como máquinas <text:span text:style-name="T2">grandes</text:span> de enorme tamaño, limitadas al terreno de la alta tecnología, las computadoras se <text:span text:style-name="T2">se</text:span> introdujeron en los hogares y oficinas cuando aparecieron los ordenadores personales (PC). </text:p>
      <text:p text:style-name="Standard">Con un equipo PC y un módem, un usuario puede conectarse a redes de ordenadores locales, nacionales<text:span text:style-name="T2">, mundiales</text:span> e internacionales a través de las líneas telefónicas. A medida que se ha simplificado el uso de las computadoras y del software, mucha gente las ha adoptado como elemento <text:span text:style-name="T2">imprescindible</text:span> necesario, cuando no imprescindible, para su trabajo. </text:p>
      <text:p text:style-name="Standard">Como herramienta <text:span text:style-name="T2">casera</text:span> familiar, este tipo de máquina puede utilizarse para los estudios, la investigación, las comunicaciones, la contabilidad, el trabajo <text:span text:style-name="T2">y para pasar el rato </text:span>el o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5cm" fo:margin-bottom="0.035cm" loext:contextual-spacing="false" fo:text-align="justify" style:justify-single-word="false"/>
      <style:text-properties fo:language="es" fo:country="ES" style:font-name-complex="Arial" style:font-family-complex="Arial" style:font-family-generic-complex="swiss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fo:color="#800000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80" fo:font-size="14pt" fo:language="es" fo:country="E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orphans="0" fo:widows="0" fo:keep-with-next="always" style:text-autospace="none"/>
      <style:text-properties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orphans="0" fo:widows="0" fo:keep-with-next="always" style:text-autospace="none"/>
      <style:text-properties fo:language="ca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orphans="0" fo:widows="0" fo:keep-with-next="always" style:text-autospace="none"/>
      <style:text-properties fo:language="ca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exto_20_independiente_20_3" style:display-name="Texto independiente 3" style:family="paragraph" style:parent-style-name="Standard">
      <style:text-properties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9pt" fo:font-style="italic" style:font-size-asian="9pt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9pt" fo:font-style="italic" style:font-size-asian="9pt" style:font-style-asian="italic"/>
    </style:style>
    <style:style style:name="imprimir" style:family="paragraph" style:parent-style-name="Standard" style:list-style-name="WW8Num13">
      <style:text-properties fo:language="es" fo:country="ES" style:font-name-complex="Arial" style:font-family-complex="Arial" style:font-family-generic-complex="swiss" style:font-pitch-complex="variable"/>
    </style:style>
    <style:style style:name="Número" style:family="paragraph" style:parent-style-name="imprimir" style:list-style-name="WW8Num3">
      <style:text-properties fo:language="ca" fo:country="ES" style:font-name-complex="Times New Roman" style:font-family-complex="'Times New Roman'" style:font-family-generic-complex="roman" style:font-pitch-complex="variable"/>
    </style:style>
    <style:style style:name="recorda" style:family="paragraph" style:parent-style-name="Standard" style:list-style-name="WW8Num14">
      <style:text-properties fo:language="es" fo:country="ES" style:font-name-complex="Arial" style:font-family-complex="Arial" style:font-family-generic-complex="swiss" style:font-pitch-complex="variable"/>
    </style:style>
    <style:style style:name="guardar" style:family="paragraph" style:parent-style-name="Standard" style:list-style-name="WW8Num1">
      <style:paragraph-properties fo:text-align="justify" style:justify-single-word="false"/>
      <style:text-properties fo:color="#000000" fo:language="es" fo:country="ES" style:font-name-complex="Arial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333399" style:font-name="Webdings" fo:font-family="Webdings" style:font-family-generic="roman" style:font-pitch="variable" style:font-charset="x-symbol" fo:font-size="22pt" fo:font-style="normal" fo:font-weight="normal" style:font-size-asian="22pt" style:font-style-asian="normal" style:font-weight-asian="normal" style:font-name-complex="Webdings" style:font-family-complex="Webdings" style:font-family-generic-complex="roman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fo:color="#000000" style:font-name="Symbol" fo:font-family="Symbol" style:font-family-generic="roman" style:font-pitch="variable" fo:font-size="12pt" fo:font-style="normal" fo:font-weight="bold" style:font-size-asian="12pt" style:font-style-asian="normal" style:font-weight-asian="bold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333399"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ebdings" fo:font-family="Webdings" style:font-family-generic="roman" style:font-pitch="variable" style:font-charset="x-symbol" fo:font-size="22pt" fo:font-style="normal" fo:font-weight="normal" style:font-size-asian="22pt" style:font-style-asian="normal" style:font-weight-asian="normal" style:font-name-complex="Webdings" style:font-family-complex="Webdings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ebdings" fo:font-family="Webdings" style:font-family-generic="roman" style:font-pitch="variable" style:font-charset="x-symbol" fo:font-size="22pt" fo:font-style="normal" fo:font-weight="normal" style:font-size-asian="22pt" style:font-style-asian="normal" style:font-weight-asian="normal" style:font-name-complex="Webdings" style:font-family-complex="Webdings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color="#333399" style:font-name="Webdings" fo:font-family="Webdings" style:font-family-generic="roman" style:font-pitch="variable" style:font-charset="x-symbol" fo:font-size="22pt" fo:font-style="normal" fo:font-weight="normal" style:font-size-asian="22pt" style:font-style-asian="normal" style:font-weight-asian="normal" style:font-name-complex="Webdings" style:font-family-complex="Webdings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fo:color="#800000" style:font-name="Webdings" fo:font-family="Webdings" style:font-family-generic="roman" style:font-pitch="variable" style:font-charset="x-symbol" fo:font-size="22pt" style:font-size-asian="22pt" style:font-name-complex="Webdings" style:font-family-complex="Webdings" style:font-family-generic-complex="roman" style:font-pitch-complex="variable" style:font-charset-complex="x-symbol"/>
    </style:style>
    <style:style style:name="WW8Num9z1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11z0" style:family="text">
      <style:text-properties fo:color="#800000" style:font-name="Wingdings" fo:font-family="Wingdings" style:font-pitch="variable" style:font-charset="x-symbol" fo:font-size="16pt" style:font-size-asian="16pt" style:font-name-complex="Wingdings" style:font-family-complex="Wingdings" style:font-pitch-complex="variable" style:font-charset-complex="x-symbol"/>
    </style:style>
    <style:style style:name="WW8Num12z0" style:family="text">
      <style:text-properties fo:color="#800000" style:font-name="Webdings" fo:font-family="Webdings" style:font-family-generic="roman" style:font-pitch="variable" style:font-charset="x-symbol" fo:font-size="22pt" style:font-size-asian="22pt" style:font-name-complex="Webdings" style:font-family-complex="Webdings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fo:color="#333399" style:font-name="Webdings" fo:font-family="Webdings" style:font-family-generic="roman" style:font-pitch="variable" style:font-charset="x-symbol" fo:font-size="22pt" fo:font-style="normal" fo:font-weight="normal" style:font-size-asian="22pt" style:font-style-asian="normal" style:font-weight-asian="normal" style:font-name-complex="Webdings" style:font-family-complex="Webdings" style:font-family-generic-complex="roman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fo:color="#800000" style:font-name="Webdings" fo:font-family="Webdings" style:font-family-generic="roman" style:font-pitch="variable" style:font-charset="x-symbol" fo:font-size="22pt" style:font-size-asian="22pt" style:font-name-complex="Webdings" style:font-family-complex="Webdings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color="#333399" style:font-name="Webdings" fo:font-family="Webdings" style:font-family-generic="roman" style:font-pitch="variable" style:font-charset="x-symbol" fo:font-size="22pt" fo:font-style="normal" fo:font-weight="normal" style:font-size-asian="22pt" style:font-style-asian="normal" style:font-weight-asian="normal" style:font-name-complex="Webdings" style:font-family-complex="Webdings" style:font-family-generic-complex="roman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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2" text:style-name="WW8Num1z0" style:num-suffix="." text:bullet-char="">
        <style:list-level-properties text:list-level-position-and-space-mode="label-alignment">
          <style:list-level-label-alignment text:label-followed-by="listtab" text:list-tab-stop-position="2.905cm" fo:text-indent="-1cm" fo:margin-left="2.905cm"/>
        </style:list-level-properties>
        <style:text-properties style:font-name="Webdings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">
        <style:list-level-properties text:list-level-position-and-space-mode="label-alignment">
          <style:list-level-label-alignment text:label-followed-by="listtab" text:list-tab-stop-position="3.757cm" fo:text-indent="-0.635cm" fo:margin-left="3.122cm"/>
        </style:list-level-properties>
        <style:text-properties style:font-name="Web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1.377cm" fo:text-indent="-0.635cm" fo:margin-left="11.37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647cm" fo:text-indent="-0.635cm" fo:margin-left="12.64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17cm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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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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Web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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Web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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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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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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2" text:style-name="WW8Num13z0" style:num-suffix="." text:bullet-char="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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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2" text:style-name="WW8Num15z0" style:num-suffix="." text:bullet-char="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ebdings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fo:language="es" fo:country="ES" style:font-size-asian="10pt" style:language-asian="es" style:country-asian="ES"/>
    </style:style>
    <style:page-layout style:name="Mpm1">
      <style:page-layout-properties fo:page-width="16.551cm" fo:page-height="29.7cm" style:num-format="1" style:print-orientation="portrait" fo:margin-top="1.27cm" fo:margin-bottom="1.27cm" fo:margin-left="0.771cm" fo:margin-right="0.771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cm" fo:margin-bottom="0.531cm" style:dynamic-spacing="true"/>
      </style:header-style>
      <style:footer-style>
        <style:header-footer-properties fo:min-height="0.63cm" fo:margin-top="0.53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Fundación Espl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 ordenador</dc:title>
    <meta:initial-creator>ibermudez</meta:initial-creator>
    <meta:creation-date>2003-10-08T16:34:00</meta:creation-date>
    <dc:date>2015-07-06T22:52:21.942000000</dc:date>
    <meta:editing-cycles>2</meta:editing-cycles>
    <meta:editing-duration>PT8M29S</meta:editing-duration>
    <meta:document-statistic meta:table-count="0" meta:image-count="0" meta:object-count="0" meta:page-count="1" meta:paragraph-count="9" meta:word-count="226" meta:character-count="1517" meta:non-whitespace-character-count="1296"/>
    <meta:generator>LibreOffice/4.4.3.2$Windows_x86 LibreOffice_project/88805f81e9fe61362df02b9941de8e38a9b5fd16</meta:generator>
  </office:meta>
</office:document-meta>
</file>